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0.924cm"/>
    </style:style>
    <style:style style:name="gr6" style:family="graphic" style:parent-style-name="standard">
      <style:graphic-properties draw:stroke="none" svg:stroke-color="#000000" draw:fill="none" draw:fill-color="#ffffff" fo:min-height="1.188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Default">
        <draw:custom-shape draw:style-name="gr1" draw:text-style-name="P1" xml:id="id4" draw:id="id4" draw:layer="layout" svg:width="5.808cm" svg:height="9.966cm" svg:x="2.122cm" svg:y="1.462cm">
          <text:p text:style-name="P1">Content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" draw:text-style-name="P1" xml:id="id1" draw:id="id1" draw:layer="layout" svg:width="4.29cm" svg:height="3.696cm" svg:x="2.716cm" svg:y="6.874cm">
          <text:p text:style-name="P1">Control</text:p>
          <text:p text:style-name="P1">Panel</text:p>
          <text:p text:style-name="P1">(HTML form </text:p>
          <text:p text:style-name="P1">+ sliders etc.)</text:p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4.818cm" svg:height="2.97cm" svg:x="2.518cm" svg:y="12.418cm">
          <text:p text:style-name="P1">SPARQL Query</text:p>
          <text:p text:style-name="P1">(in hidable field)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4.861cm" svg:y1="10.57cm" svg:x2="4.927cm" svg:y2="12.418cm" draw:start-shape="id1" draw:start-glue-point="2" draw:end-shape="id2" draw:end-glue-point="0" svg:d="m4861 10570v924h66v924">
          <text:p/>
        </draw:connector>
        <draw:line draw:style-name="gr3" draw:text-style-name="P1" draw:layer="layout" svg:x1="15.124cm" svg:y1="1.858cm" svg:x2="15.322cm" svg:y2="19.612cm">
          <text:p/>
        </draw:line>
        <draw:custom-shape draw:style-name="gr1" draw:text-style-name="P1" draw:layer="layout" svg:width="3.894cm" svg:height="4.29cm" svg:x="22.582cm" svg:y="5.29cm">
          <text:p text:style-name="P1">Triplestore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" draw:text-style-name="P1" xml:id="id3" draw:id="id3" draw:layer="layout" svg:width="3.762cm" svg:height="11.88cm" svg:x="19.48cm" svg:y="4.036cm">
          <text:p text:style-name="P1">Endpoint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7.336cm" svg:y1="13.903cm" svg:x2="19.48cm" svg:y2="9.976cm" draw:start-shape="id2" draw:start-glue-point="1" draw:end-shape="id3" svg:d="m7336 13903h6072v-3927h6072">
          <text:p/>
        </draw:connector>
        <draw:connector draw:style-name="gr2" draw:text-style-name="P1" draw:layer="layout" draw:line-skew="4.256cm" svg:x1="19.48cm" svg:y1="9.976cm" svg:x2="7.93cm" svg:y2="6.445cm" draw:start-shape="id3" draw:start-glue-point="3" draw:end-shape="id4" draw:end-glue-point="7" svg:d="m19480 9976h-1518v-3531h-10032">
          <text:p/>
        </draw:connector>
        <draw:custom-shape draw:style-name="gr1" draw:text-style-name="P1" xml:id="id5" draw:id="id5" draw:layer="layout" svg:width="3.366cm" svg:height="1.716cm" svg:x="7.336cm" svg:y="15.586cm">
          <text:p text:style-name="P1">User ID</text:p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onnector draw:style-name="gr4" draw:text-style-name="P1" draw:layer="layout" draw:line-skew="1.875cm" svg:x1="4.927cm" svg:y1="15.388cm" svg:x2="21.361cm" svg:y2="15.916cm" draw:start-shape="id2" draw:end-shape="id3" draw:end-glue-point="2" svg:d="m4927 15388v2904h16434v-2376">
          <text:p/>
        </draw:connector>
        <draw:connector draw:style-name="gr4" draw:text-style-name="P1" draw:layer="layout" svg:x1="10.702cm" svg:y1="16.444cm" svg:x2="21.361cm" svg:y2="15.916cm" draw:start-shape="id5" draw:start-glue-point="10" draw:end-shape="id3" draw:end-glue-point="2" svg:d="m10702 16444h10659v-528">
          <text:p/>
        </draw:connector>
        <draw:frame draw:style-name="gr5" draw:layer="layout" svg:width="4.092cm" svg:height="1.174cm" svg:x="16.246cm" svg:y="16.92cm">
          <draw:text-box>
            <text:p>Persist</text:p>
          </draw:text-box>
        </draw:frame>
      </draw:page>
      <draw:page draw:name="page2" draw:style-name="dp1" draw:master-page-name="Default">
        <draw:custom-shape draw:style-name="gr1" draw:text-style-name="P1" xml:id="id9" draw:id="id9" draw:layer="layout" svg:width="5.544cm" svg:height="4.29cm" svg:x="2.122cm" svg:y="1.462cm">
          <text:p text:style-name="P1">Content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" draw:text-style-name="P1" xml:id="id6" draw:id="id6" draw:layer="layout" svg:width="4.29cm" svg:height="3.696cm" svg:x="2.716cm" svg:y="6.874cm">
          <text:p text:style-name="P1">Control</text:p>
          <text:p text:style-name="P1">Panel</text:p>
          <text:p text:style-name="P1">(HTML form </text:p>
          <text:p text:style-name="P1">+ sliders etc.)</text:p>
          <draw:enhanced-geometry svg:viewBox="0 0 21600 21600" draw:type="rectangle" draw:enhanced-path="M 0 0 L 21600 0 21600 21600 0 21600 0 0 Z N"/>
        </draw:custom-shape>
        <draw:custom-shape draw:style-name="gr1" draw:text-style-name="P1" xml:id="id7" draw:id="id7" draw:layer="layout" svg:width="4.818cm" svg:height="2.97cm" svg:x="2.518cm" svg:y="12.418cm">
          <text:p text:style-name="P1">SPARQL Query</text:p>
          <text:p text:style-name="P1">(in hidable field)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4.861cm" svg:y1="10.57cm" svg:x2="4.927cm" svg:y2="12.418cm" draw:start-shape="id6" draw:start-glue-point="2" draw:end-shape="id7" draw:end-glue-point="0" svg:d="m4861 10570v924h66v924">
          <text:p/>
        </draw:connector>
        <draw:line draw:style-name="gr3" draw:text-style-name="P1" draw:layer="layout" svg:x1="15.124cm" svg:y1="1.858cm" svg:x2="15.322cm" svg:y2="19.612cm">
          <text:p/>
        </draw:line>
        <draw:custom-shape draw:style-name="gr1" draw:text-style-name="P1" draw:layer="layout" svg:width="3.894cm" svg:height="4.29cm" svg:x="22.582cm" svg:y="5.29cm">
          <text:p text:style-name="P1">Triplestore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" draw:text-style-name="P1" xml:id="id8" draw:id="id8" draw:layer="layout" svg:width="3.762cm" svg:height="11.88cm" svg:x="19.48cm" svg:y="4.036cm">
          <text:p text:style-name="P1">Endpoint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7.336cm" svg:y1="13.903cm" svg:x2="19.48cm" svg:y2="9.976cm" draw:start-shape="id7" draw:start-glue-point="1" draw:end-shape="id8" svg:d="m7336 13903h6072v-3927h6072">
          <text:p/>
        </draw:connector>
        <draw:connector draw:style-name="gr2" draw:text-style-name="P1" draw:layer="layout" draw:line-skew="4.256cm" svg:x1="19.48cm" svg:y1="9.976cm" svg:x2="7.666cm" svg:y2="3.607cm" draw:start-shape="id8" draw:start-glue-point="3" draw:end-shape="id9" draw:end-glue-point="7" svg:d="m19480 9976h-1650v-6369h-10164">
          <text:p/>
        </draw:connector>
        <draw:custom-shape draw:style-name="gr1" draw:text-style-name="P1" xml:id="id10" draw:id="id10" draw:layer="layout" svg:width="3.366cm" svg:height="1.716cm" svg:x="7.336cm" svg:y="15.586cm">
          <text:p text:style-name="P1">User ID</text:p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onnector draw:style-name="gr4" draw:text-style-name="P1" draw:layer="layout" draw:line-skew="1.875cm" svg:x1="4.927cm" svg:y1="15.388cm" svg:x2="21.361cm" svg:y2="15.916cm" draw:start-shape="id7" draw:end-shape="id8" draw:end-glue-point="2" svg:d="m4927 15388v2904h16434v-2376">
          <text:p/>
        </draw:connector>
        <draw:connector draw:style-name="gr4" draw:text-style-name="P1" draw:layer="layout" svg:x1="10.702cm" svg:y1="16.444cm" svg:x2="21.361cm" svg:y2="15.916cm" draw:start-shape="id10" draw:start-glue-point="10" draw:end-shape="id8" draw:end-glue-point="2" svg:d="m10702 16444h10659v-528">
          <text:p/>
        </draw:connector>
        <draw:frame draw:style-name="gr5" draw:layer="layout" svg:width="4.092cm" svg:height="1.174cm" svg:x="16.246cm" svg:y="16.92cm">
          <draw:text-box>
            <text:p>Persist</text:p>
          </draw:text-box>
        </draw:frame>
        <draw:frame draw:style-name="gr6" draw:layer="layout" svg:width="6.93cm" svg:height="1.673cm" svg:x="12.946cm" svg:y="9.184cm">
          <draw:text-box>
            <text:p>SHAREJS</text:p>
            <text:p>INTERMEDIATION</text:p>
          </draw:text-box>
        </draw:frame>
      </draw:page>
      <draw:page draw:name="page3" draw:style-name="dp1" draw:master-page-name="Default"/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 PL UMing H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Danny Ayers</meta:initial-creator>
    <meta:creation-date>2012-02-16T20:08:39</meta:creation-date>
    <dc:date>2012-02-16T20:19:58</dc:date>
    <dc:creator>Danny Ayers</dc:creator>
    <meta:editing-duration>PT32S</meta:editing-duration>
    <meta:editing-cycles>1</meta:editing-cycles>
    <meta:document-statistic meta:object-count="27"/>
    <meta:generator>LibreOffice/3.4$Linux LibreOffice_project/340m1$Build-402</meta:generator>
  </office:meta>
</office:document-meta>
</file>